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/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f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f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f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f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f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f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AGE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bre de pag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nt</text:p>
          </table:table-cell>
          <table:table-cell table:style-name="ce14" table:formula="of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4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5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6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30">30/06/2009</text:date>, <text:time>09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9-04T16:33:34</meta:creation-date>
    <dc:date>2009-06-30T09:47:20</dc:date>
    <meta:editing-cycles>18</meta:editing-cycles>
    <meta:editing-duration>PT04H24M20S</meta:editing-duration>
    <meta:document-statistic meta:table-count="4" meta:cell-count="655" meta:object-count="0"/>
    <meta:user-defined meta:name="Info 1"/>
    <meta:user-defined meta:name="Info 2"/>
    <meta:user-defined meta:name="Info 3"/>
    <meta:user-defined meta:name="Info 4"/>
  </office:meta>
</office:document-meta>
</file>